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4772" officeooo:paragraph-rsid="000f4772"/>
    </style:style>
    <style:style style:name="P2" style:family="paragraph" style:parent-style-name="Standard">
      <style:text-properties officeooo:rsid="000f4772" officeooo:paragraph-rsid="000f4772"/>
    </style:style>
    <style:style style:name="P3" style:family="paragraph" style:parent-style-name="Table_20_Contents">
      <style:text-properties officeooo:rsid="000fc673" officeooo:paragraph-rsid="000fc673"/>
    </style:style>
    <style:style style:name="P4" style:family="paragraph" style:parent-style-name="Table_20_Contents">
      <style:text-properties officeooo:paragraph-rsid="000fc673"/>
    </style:style>
    <style:style style:name="T1" style:family="text">
      <style:text-properties officeooo:rsid="000f477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0fc673"/>
    </style:style>
    <style:style style:name="T4" style:family="text">
      <style:text-properties officeooo:rsid="00112c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tutoré S4 – 2014/2015</text:p>
      <text:p text:style-name="P2">Proposition de sujet</text:p>
      <text:p text:style-name="P2"/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E<text:span text:style-name="T1">tudiant concernés : indiquer le nom/prénom des étudiants et leur groupe de TD</text:span></text:p>
            <text:p text:style-name="P1">Il n'y a aucune contrainte de nombre : de 1 à n</text:p>
            <text:p text:style-name="P1">Il n'y a aucune contrainte de groupe. Les étudiants peuvent être dans des groupes différents.</text:p>
          </table:table-cell>
        </table:table-row>
        <table:table-row>
          <table:table-cell table:style-name="Tableau1.A2" office:value-type="string">
            <text:p text:style-name="P3">Phillippine Rousseau A</text:p>
            <text:p text:style-name="P3">Kiéran LHOTE A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Thème de travail proposé : indiquez un court descriptif</text:p>
          </table:table-cell>
        </table:table-row>
        <table:table-row>
          <table:table-cell table:style-name="Tableau2.A2" office:value-type="string">
            <text:p text:style-name="P4"><text:span text:style-name="T3">- Réalisation d'un site de jeu sur navigateur semblable à O-game, dans un autre univers et une autre thématique.</text:span></text:p>
            <text:p text:style-name="Table_20_Contents"/>
            <text:p text:style-name="Table_20_Contents">- <text:span text:style-name="T4">Apprentissage d'une nouvelle techno (Symfony2)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Justification : indiquez brièvement tous les éléments pouvant convaincre de la pertinence de votre sujet et de son adéquation avec votre/vos projet(s) personnel(s) et professionnel(s)</text:p>
          </table:table-cell>
        </table:table-row>
        <table:table-row>
          <table:table-cell table:style-name="Tableau3.A2" office:value-type="string">
            <text:p text:style-name="P3">Le site devra être responsive : partie statique en html5/css3, nous allons donc pouvoir aller plus loin dans ces deux langages appris au cours de la première année.</text:p>
            <text:p text:style-name="P3"/>
            <text:p text:style-name="P3">Nous allons utilisé Symfony2 qui est un framework php très utilisé en entreprise, cela va nous permettre d'apprendre à ce servir de cette techno et nous apporter un plus pour nos prochaines recherches de stages/emplois.</text:p>
            <text:p text:style-name="P3"/>
            <text:p text:style-name="P3">Nous utiliserons sûrement d'autres technologies si nous trouvons un intérêt à leur utilisation (comme l'ajax pour le refresh des pages pour les phases d'attaques et d'élevage)</text:p>
            <text:p text:style-name="P3"/>
            <text:p text:style-name="P4"><text:span text:style-name="T3">Kiéran orientant son projet professionnel dans le web, il a naturellement été intéressé par ce projet. Quand à moi, c'est un projet qui me tient à cœur et je compte le maintenir et l'améliorer même à la fin du projet. Ce projet de 4ème semestre serait donc parfait pour allier mon projet à mes études.</text:span></text:p>
            <text:p text:style-name="P4"/>
            <text:p text:style-name="Table_20_Contents"/>
          </table:table-cell>
        </table:table-row>
      </table:table>
      <text:p text:style-name="P2"/>
      <text:p text:style-name="P2">Validé : Oui / Non <text:span text:style-name="T2">(à remplir par les enseignants)</text:span></text:p>
      <text:p text:style-name="P2">Réponse communiquée aux étudiants le : _______________ <text:span text:style-name="T2">(à remplir par les enseignant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7:47:47.632000000</meta:creation-date>
    <dc:date>2015-01-30T00:32:19.812000000</dc:date>
    <meta:editing-duration>PT15M</meta:editing-duration>
    <meta:editing-cycles>3</meta:editing-cycles>
    <meta:generator>LibreOffice/4.2.8.2$Windows_x86 LibreOffice_project/48d50dbfc06349262c9d50868e5c1f630a573ebd</meta:generator>
    <meta:document-statistic meta:table-count="3" meta:image-count="0" meta:object-count="0" meta:page-count="1" meta:paragraph-count="17" meta:word-count="278" meta:character-count="1695" meta:non-whitespace-character-count="1433"/>
  </office:meta>
</office:document-meta>
</file>